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P3" style:family="paragraph" style:parent-style-name="Text_20_body">
      <style:text-properties officeooo:rsid="002f9ebf" officeooo:paragraph-rsid="0037be19"/>
    </style:style>
    <style:style style:name="P4" style:family="paragraph" style:parent-style-name="Text_20_body">
      <style:text-properties officeooo:paragraph-rsid="0037be19"/>
    </style:style>
    <style:style style:name="P5" style:family="paragraph" style:parent-style-name="Text_20_body">
      <style:text-properties officeooo:rsid="00f1df2e" officeooo:paragraph-rsid="0037be19"/>
    </style:style>
    <style:style style:name="P6" style:family="paragraph" style:parent-style-name="Text_20_body" style:list-style-name="L1">
      <style:text-properties officeooo:paragraph-rsid="0037be19"/>
    </style:style>
    <style:style style:name="P7" style:family="paragraph" style:parent-style-name="Text_20_body" style:list-style-name="L2">
      <style:text-properties officeooo:paragraph-rsid="0037be19"/>
    </style:style>
    <style:style style:name="P8" style:family="paragraph" style:parent-style-name="Text_20_body" style:list-style-name="L2">
      <style:text-properties officeooo:rsid="004f376d" officeooo:paragraph-rsid="004f376d"/>
    </style:style>
    <style:style style:name="P9" style:family="paragraph" style:parent-style-name="Standard">
      <style:paragraph-properties fo:text-align="end" style:justify-single-word="false"/>
      <style:text-properties fo:font-size="9pt" fo:language="it" fo:country="IT" officeooo:rsid="002dfd30" officeooo:paragraph-rsid="005285b1" style:font-size-asian="9pt" style:font-size-complex="9pt"/>
    </style:style>
    <style:style style:name="T1" style:family="text">
      <style:text-properties fo:font-style="italic" officeooo:rsid="00338b6e" style:font-style-asian="italic" style:font-style-complex="italic"/>
    </style:style>
    <style:style style:name="T2" style:family="text">
      <style:text-properties fo:font-style="italic" officeooo:rsid="00373bca" style:font-style-asian="italic" style:font-style-complex="italic"/>
    </style:style>
    <style:style style:name="T3" style:family="text">
      <style:text-properties fo:font-style="italic" officeooo:rsid="0032eb7e" style:font-style-asian="italic" style:font-style-complex="italic"/>
    </style:style>
    <style:style style:name="T4" style:family="text">
      <style:text-properties style:font-name="Symbol" officeooo:rsid="00338b6e"/>
    </style:style>
    <style:style style:name="T5" style:family="text">
      <style:text-properties style:font-name="Symbol" officeooo:rsid="00373bca"/>
    </style:style>
    <style:style style:name="T6" style:family="text">
      <style:text-properties style:font-name="Symbol1" officeooo:rsid="00373bca"/>
    </style:style>
    <style:style style:name="T7" style:family="text">
      <style:text-properties officeooo:rsid="001b2de1"/>
    </style:style>
    <style:style style:name="T8" style:family="text">
      <style:text-properties officeooo:rsid="0030fac3"/>
    </style:style>
    <style:style style:name="T9" style:family="text">
      <style:text-properties officeooo:rsid="0025cbe9"/>
    </style:style>
    <style:style style:name="T10" style:family="text">
      <style:text-properties officeooo:rsid="0032eb7e"/>
    </style:style>
    <style:style style:name="T11" style:family="text">
      <style:text-properties officeooo:rsid="0034c1b3"/>
    </style:style>
    <style:style style:name="T12" style:family="text">
      <style:text-properties officeooo:rsid="00354037"/>
    </style:style>
    <style:style style:name="T13" style:family="text">
      <style:text-properties officeooo:rsid="00338b6e"/>
    </style:style>
    <style:style style:name="T14" style:family="text">
      <style:text-properties officeooo:rsid="00341bd0"/>
    </style:style>
    <style:style style:name="T15" style:family="text">
      <style:text-properties officeooo:rsid="00373bca"/>
    </style:style>
    <style:style style:name="T16" style:family="text">
      <style:text-properties officeooo:rsid="00387c37"/>
    </style:style>
    <style:style style:name="T17" style:family="text">
      <style:text-properties officeooo:rsid="00512ee0"/>
    </style:style>
    <style:style style:name="T18" style:family="text">
      <style:text-properties officeooo:rsid="00609197"/>
    </style:style>
    <style:style style:name="T19" style:family="text">
      <style:text-properties officeooo:rsid="005285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7">Un</text:span><text:span text:style-name="T8">a breve </text:span><text:span text:style-name="T7">introduzione </text:span><text:span text:style-name="T10">concettuale</text:span><text:span text:style-name="T9"> </text:span><text:span text:style-name="T7">a STGraph</text:span></text:h>
      <text:p text:style-name="P4"><text:span text:style-name="T7">STGraph è un sistema software per creare, modificare ed eseguire modelli di sistemi dinamici. </text:span><text:span text:style-name="T10">E’ stato progettato in modo che i vincoli da soddisfare nella costruzione dei modelli corrispondano fedelmente al cosiddetto </text:span><text:span text:style-name="T7">approccio agli stati della Teoria dei Sistemi.</text:span></text:p>
      <text:p text:style-name="P3"><text:span text:style-name="T10">Un modello in STGraph è descritto come un insieme di variabili, il valore di ognuna delle quali può dipendere dal tempo e dal valore di ogni altra variabile del modello stesso. </text:span><text:span text:style-name="T11">Le variabili condividono una stessa base dei tempi, caratterizzata da:</text:span></text:p>
      <text:list xml:id="list19040232901" text:style-name="L1">
        <text:list-item>
          <text:p text:style-name="P6"><text:span text:style-name="T11">istante iniziale della simulazione (variabile di sistema </text:span><text:span text:style-name="Code"><text:span text:style-name="T11">time0</text:span></text:span><text:span text:style-name="T11">);</text:span></text:p>
        </text:list-item>
        <text:list-item>
          <text:p text:style-name="P6"><text:span text:style-name="T11">istante finale della simulazione (variabile di sistema </text:span><text:span text:style-name="Code"><text:span text:style-name="T11">time1</text:span></text:span><text:span text:style-name="T11">);</text:span></text:p>
        </text:list-item>
        <text:list-item>
          <text:p text:style-name="P6"><text:span text:style-name="T11">passo temporale della simulazione (variabile di sistema </text:span><text:span text:style-name="Code"><text:span text:style-name="T11">timeD</text:span></text:span><text:span text:style-name="T11">).</text:span></text:p>
        </text:list-item>
      </text:list>
      <text:p text:style-name="P3"><text:span text:style-name="T11">Le variabili sono dunque calcolate in modo sincrono in funzione della variabile di sistema </text:span><text:span text:style-name="Code"><text:span text:style-name="T11">time</text:span></text:span><text:span text:style-name="T11">, che assume i valori </text:span><text:span text:style-name="Code"><text:span text:style-name="T11">time0</text:span></text:span><text:span text:style-name="T11">, </text:span><text:span text:style-name="Code"><text:span text:style-name="T11">time0+timeD</text:span></text:span><text:span text:style-name="T11">, </text:span><text:span text:style-name="Code"><text:span text:style-name="T11">time0+2*timeD</text:span></text:span><text:span text:style-name="T11">, ...</text:span></text:p>
      <text:p text:style-name="P3"><text:span text:style-name="T11">I</text:span><text:span text:style-name="T10">l valore di ogni variabile viene calcolato secondo logiche diverse, in funzione del tipo della variabile stessa, </text:span><text:span text:style-name="T17">che può essere algebrico, di stato, oppure di stato con output.</text:span></text:p>
      <text:list xml:id="list1617439822" text:style-name="L2">
        <text:list-item>
          <text:p text:style-name="P7"><text:span text:style-name="T12">U</text:span><text:span text:style-name="T10">na variabile </text:span><text:span text:style-name="T3">algebrica</text:span><text:span text:style-name="T10"> ha un valore determinato attraverso la sua funzione di output, che può consistere in un valore costante (come </text:span><text:span text:style-name="Code"><text:span text:style-name="T10">1</text:span></text:span><text:span text:style-name="T10"> e </text:span><text:span text:style-name="Code"><text:span text:style-name="T10">2+2</text:span></text:span><text:span text:style-name="T10">) oppure in un’espressione dipendente esplicitamente dal tempo (come </text:span><text:span text:style-name="Code"><text:span text:style-name="T10">time^2</text:span></text:span><text:span text:style-name="T10">) e/o da altre variabili (come </text:span><text:span text:style-name="Code"><text:span text:style-name="T10">x+y</text:span></text:span><text:span text:style-name="T10"> se </text:span><text:span text:style-name="Code"><text:span text:style-name="T10">x</text:span></text:span><text:span text:style-name="T10"> e </text:span><text:span text:style-name="Code"><text:span text:style-name="T10">y</text:span></text:span><text:span text:style-name="T10"> sono variabili definite nel modello: </text:span><text:span text:style-name="T13">l’eventuale dipendenza dal tempo di tali variabili rimane implicita).</text:span></text:p>
          <text:p text:style-name="P7"><text:span text:style-name="T12">L</text:span><text:span text:style-name="T13">a funzione di output è calcolata sincronicamente: dal punto di vista del modello, il valore della variabile è calcolato nello stesso istante di tempo simulato in cui sono calcolati i valori delle variabili da cui dipende; la funzione di output è dunque in effetti un’equazione algebrica.<text:line-break/></text:span><text:span text:style-name="T12">D</text:span><text:span text:style-name="T13">al punto di vista della Teoria dei Sistemi, una variabile algebrica può essere dunque intesa come il più semplice sistema</text:span><text:span text:style-name="T14"> combinatorio</text:span><text:span text:style-name="T13">, descritto da una funzione input → output:</text:span></text:p>
          <text:list>
            <text:list-header>
              <text:p text:style-name="P7"><text:span text:style-name="T4">h</text:span><text:span text:style-name="T13">: U → Y<text:tab/><text:tab/></text:span><text:span text:style-name="T1">y</text:span><text:span text:style-name="T13">(</text:span><text:span text:style-name="T1">t</text:span><text:span text:style-name="T13">) = </text:span><text:span text:style-name="T4">h</text:span><text:span text:style-name="T13">(</text:span><text:span text:style-name="T1">u</text:span><text:span text:style-name="T13">(</text:span><text:span text:style-name="T1">t</text:span><text:span text:style-name="T13">))</text:span></text:p>
            </text:list-header>
          </text:list>
        </text:list-item>
        <text:list-item>
          <text:p text:style-name="P7"><text:span text:style-name="T15">U</text:span><text:span text:style-name="T13">na variabile </text:span><text:span text:style-name="T1">di stato</text:span><text:span text:style-name="T13"> </text:span><text:span text:style-name="T14">ha un valore determinato attraverso le sue funzioni di stato iniziale e di transizione di stato, </text:span><text:span text:style-name="T11">secondo la seguente logica:</text:span></text:p>
          <text:list>
            <text:list-item>
              <text:p text:style-name="P7"><text:span text:style-name="T11">nell’istante iniziale della simulazione, </text:span><text:span text:style-name="T12">in cui il valore di </text:span><text:span text:style-name="Code"><text:span text:style-name="T11">time</text:span></text:span><text:span text:style-name="T12"> è </text:span><text:span text:style-name="Code"><text:span text:style-name="T11">time</text:span></text:span><text:span text:style-name="Code"><text:span text:style-name="T12">0</text:span></text:span><text:span text:style-name="T11">, vengono calcolate sia la funzione di stato iniziale, e il suo valore è assegnato come stato iniziale</text:span><text:span text:style-name="T12">, </text:span><text:span text:style-name="T11">sia la funzione di transizione di stato, e il suo valore è assegnato come stato successivo </text:span><text:span text:style-name="T12">(cioè per l’istante in cui il valore di </text:span><text:span text:style-name="Code"><text:span text:style-name="T11">time</text:span></text:span><text:span text:style-name="T12"> è </text:span><text:span text:style-name="Code"><text:span text:style-name="T11">time</text:span></text:span><text:span text:style-name="Code"><text:span text:style-name="T12">0+</text:span></text:span><text:span text:style-name="Code"><text:span text:style-name="T11">time</text:span></text:span><text:span text:style-name="Code"><text:span text:style-name="T12">D</text:span></text:span><text:span text:style-name="T12">);</text:span></text:p>
            </text:list-item>
            <text:list-item>
              <text:p text:style-name="P7"><text:span text:style-name="T12">in ogni istante successivo</text:span><text:span text:style-name="T14">, </text:span><text:span text:style-name="T11">lo stato </text:span><text:span text:style-name="T12">attuale </text:span><text:span text:style-name="T11">è determinato dal valore della funzione di transizione </text:span><text:span text:style-name="T12">di stato</text:span><text:span text:style-name="T11"> </text:span><text:span text:style-name="T12">calcolato all’istante precedente, e la funzione di transizione </text:span><text:span text:style-name="T11">di stato </text:span><text:span text:style-name="T12">è ricalcolata per determinare lo stato successivo, possibilmente anche in funzione dello stato attuale, indicato con la variabile di sistema </text:span><text:span text:style-name="Code"><text:span text:style-name="T11">t</text:span></text:span><text:span text:style-name="Code"><text:span text:style-name="T12">his</text:span></text:span><text:span text:style-name="T12">;</text:span></text:p>
            </text:list-item>
            <text:list-item>
              <text:p text:style-name="P7"><text:span text:style-name="T14">in ogni istante, il valore della variabile coincide con lo stato della variabile stessa </text:span><text:span text:style-name="T15">in quell’istante</text:span><text:span text:style-name="T14">.</text:span></text:p>
            </text:list-item>
          </text:list>
          <text:p text:style-name="P7"><text:span text:style-name="T12">L</text:span><text:span text:style-name="T13">a funzione di </text:span><text:span text:style-name="T15">transizione di stato</text:span><text:span text:style-name="T13"> è calcolata </text:span><text:span text:style-name="T15">dia</text:span><text:span text:style-name="T13">cronicamente: dal punto di vista del modello, </text:span><text:span text:style-name="T15">lo stato </text:span><text:span text:style-name="T13">è calcolato </text:span><text:span text:style-name="T15">per </text:span><text:span text:style-name="T13">l’istante di tempo simulato </text:span><text:span text:style-name="T15">successivo a quelli in cui </text:span><text:span text:style-name="T13">sono calcolati i valori delle variabili da cui dipende; la funzione di </text:span><text:span text:style-name="T15">transizione di stato</text:span><text:span text:style-name="T13"> è dunque in effetti un’equazione </text:span><text:span text:style-name="T15">alle differenze</text:span><text:span text:style-name="T13">.<text:line-break/></text:span><text:span text:style-name="T12">D</text:span><text:span text:style-name="T13">al punto di vista della Teoria dei Sistemi, una variabile </text:span><text:span text:style-name="T15">di stato </text:span><text:span text:style-name="T13">può essere dunque intesa come il più semplice sistema</text:span><text:span text:style-name="T14"> </text:span><text:span text:style-name="T15">sequenziale</text:span><text:span text:style-name="T13">, descritto da una funzione input </text:span><text:span text:style-name="T6">´</text:span><text:span text:style-name="T15"> stato </text:span><text:span text:style-name="T13">→ </text:span><text:span text:style-name="T15">stato</text:span><text:span text:style-name="T13">:</text:span></text:p>
          <text:list text:continue-numbering="true">
            <text:list-header>
              <text:p text:style-name="P7"><text:span text:style-name="T5">j</text:span><text:span text:style-name="T13">: U </text:span><text:span text:style-name="T6">´ </text:span><text:span text:style-name="T15">X</text:span><text:span text:style-name="T13"> → </text:span><text:span text:style-name="T15">X<text:tab/></text:span><text:span text:style-name="T2">x</text:span><text:span text:style-name="T13">(</text:span><text:span text:style-name="T1">t</text:span><text:span text:style-name="T13">) = </text:span><text:span text:style-name="T5">j</text:span><text:span text:style-name="T13">(</text:span><text:span text:style-name="T1">u</text:span><text:span text:style-name="T13">(</text:span><text:span text:style-name="T1">t</text:span><text:span text:style-name="T13">), </text:span><text:span text:style-name="T2">x</text:span><text:span text:style-name="T13">(</text:span><text:span text:style-name="T1">t</text:span><text:span text:style-name="T13">))</text:span></text:p>
            </text:list-header>
          </text:list>
          <text:p text:style-name="P8">dato che:</text:p>
          <text:list text:continue-numbering="true">
            <text:list-header>
              <text:p text:style-name="P7"><text:span text:style-name="T4">h</text:span><text:span text:style-name="T13">: </text:span><text:span text:style-name="T15">X</text:span><text:span text:style-name="T13"> → Y<text:tab/><text:tab/></text:span><text:span text:style-name="T1">y</text:span><text:span text:style-name="T13">(</text:span><text:span text:style-name="T1">t</text:span><text:span text:style-name="T13">) = </text:span><text:span text:style-name="T2">x</text:span><text:span text:style-name="T13">(</text:span><text:span text:style-name="T1">t</text:span><text:span text:style-name="T13">)</text:span></text:p>
            </text:list-header>
          </text:list>
        </text:list-item>
        <text:list-item>
          <text:p text:style-name="P7"><text:span text:style-name="T15">U</text:span><text:span text:style-name="T13">na variabile </text:span><text:span text:style-name="T1">di stato </text:span><text:span text:style-name="T2">con outpu</text:span><text:span text:style-name="T15">t </text:span><text:span text:style-name="T14">ha un </text:span><text:span text:style-name="T15">comportamento analogo a una variabile di stato, con la differenza che il suo valore non coincide con lo stato ma è </text:span><text:span text:style-name="T14">determinato </text:span><text:span text:style-name="T15">da una funzione di output.</text:span></text:p>
          <text:p text:style-name="P7"><text:soft-page-break/><text:span text:style-name="T12">D</text:span><text:span text:style-name="T13">al punto di vista della Teoria dei Sistemi, una variabile </text:span><text:span text:style-name="T15">di stato con output è dunque </text:span><text:span text:style-name="T13">descritt</text:span><text:span text:style-name="T15">a</text:span><text:span text:style-name="T13"> da </text:span><text:span text:style-name="T13">una </text:span><text:span text:style-name="T15">coppia di </text:span><text:span text:style-name="T13">funzion</text:span><text:span text:style-name="T15">i</text:span><text:span text:style-name="T13"> input </text:span><text:span text:style-name="T6">´</text:span><text:span text:style-name="T15"> stato </text:span><text:span text:style-name="T13">→ </text:span><text:span text:style-name="T15">stato e </text:span><text:span text:style-name="T13">input </text:span><text:span text:style-name="T6">´</text:span><text:span text:style-name="T15"> stato </text:span><text:span text:style-name="T13">→ </text:span><text:span text:style-name="T15">output</text:span><text:span text:style-name="T13">:</text:span></text:p>
          <text:list>
            <text:list-header>
              <text:p text:style-name="P7"><text:span text:style-name="T5">j</text:span><text:span text:style-name="T13">: U </text:span><text:span text:style-name="T6">´ </text:span><text:span text:style-name="T15">X</text:span><text:span text:style-name="T13"> → </text:span><text:span text:style-name="T15">X<text:tab/></text:span><text:span text:style-name="T2">x</text:span><text:span text:style-name="T13">(</text:span><text:span text:style-name="T1">t</text:span><text:span text:style-name="T13">) = </text:span><text:span text:style-name="T5">j</text:span><text:span text:style-name="T13">(</text:span><text:span text:style-name="T1">u</text:span><text:span text:style-name="T13">(</text:span><text:span text:style-name="T1">t</text:span><text:span text:style-name="T13">), </text:span><text:span text:style-name="T2">x</text:span><text:span text:style-name="T13">(</text:span><text:span text:style-name="T1">t</text:span><text:span text:style-name="T13">))</text:span></text:p>
              <text:p text:style-name="P7"><text:span text:style-name="T4">h</text:span><text:span text:style-name="T13">: U </text:span><text:span text:style-name="T6">´ </text:span><text:span text:style-name="T15">X</text:span><text:span text:style-name="T13"> → Y<text:tab/></text:span><text:span text:style-name="T1">y</text:span><text:span text:style-name="T13">(</text:span><text:span text:style-name="T1">t</text:span><text:span text:style-name="T13">) = </text:span><text:span text:style-name="T4">h</text:span><text:span text:style-name="T13">(</text:span><text:span text:style-name="T1">u</text:span><text:span text:style-name="T13">(</text:span><text:span text:style-name="T1">t</text:span><text:span text:style-name="T13">), </text:span><text:span text:style-name="T2">x</text:span><text:span text:style-name="T13">(</text:span><text:span text:style-name="T1">t</text:span><text:span text:style-name="T13">)</text:span><text:span text:style-name="T15">)</text:span></text:p>
            </text:list-header>
          </text:list>
        </text:list-item>
      </text:list>
      <text:p text:style-name="P4"><text:span text:style-name="T16">Qualche semplice esempio può essere utile per mettere in evidenza le caratteristiche del comportamento delle variabili in STGraph (indichiamo con </text:span><text:span text:style-name="Code"><text:span text:style-name="T16">x-init</text:span></text:span><text:span text:style-name="T16">, </text:span><text:span text:style-name="Code"><text:span text:style-name="T16">x-trans</text:span></text:span><text:span text:style-name="T16">, e </text:span><text:span text:style-name="Code"><text:span text:style-name="T16">x-out</text:span></text:span><text:span text:style-name="T16"> rispettivamente le funzioni di stato iniziale, transizione di stato e output della variabile </text:span><text:span text:style-name="Code"><text:span text:style-name="T16">x</text:span></text:span><text:span text:style-name="T16">).</text:span></text:p>
      <text:p text:style-name="P4"><text:span text:style-name="Code"><text:span text:style-name="T16">x</text:span></text:span><text:span text:style-name="T16"> algebrica:</text:span></text:p>
      <text:p text:style-name="P4"><text:span text:style-name="Code"><text:span text:style-name="T16"><text:tab/>x-out ← sin(y)</text:span></text:span><text:span text:style-name="T16"><text:tab/><text:tab/><text:tab/></text:span><text:span text:style-name="Code"><text:span text:style-name="T16">x</text:span></text:span><text:span text:style-name="T16"> calcola il seno della variabile </text:span><text:span text:style-name="Code"><text:span text:style-name="T16">y</text:span></text:span></text:p>
      <text:p text:style-name="P4"><text:span text:style-name="Code"><text:span text:style-name="T16">x</text:span></text:span><text:span text:style-name="T16"> algebrica:</text:span></text:p>
      <text:p text:style-name="P4"><text:span text:style-name="Code"><text:span text:style-name="T16"><text:tab/>x-out ← exp(time)</text:span></text:span><text:span text:style-name="T16"><text:tab/><text:tab/></text:span><text:span text:style-name="Code"><text:span text:style-name="T16">x</text:span></text:span><text:span text:style-name="T16"> calcola l’esponenziale della variabile di sistema </text:span><text:span text:style-name="Code"><text:span text:style-name="T16">time</text:span></text:span></text:p>
      <text:p text:style-name="P4"><text:span text:style-name="Code"><text:span text:style-name="T16">x</text:span></text:span><text:span text:style-name="T16"> di stato:</text:span></text:p>
      <text:p text:style-name="P4"><text:span text:style-name="Code"><text:span text:style-name="T16"><text:tab/>x-init ← 0</text:span></text:span></text:p>
      <text:p text:style-name="P4"><text:span text:style-name="Code"><text:span text:style-name="T16"><text:tab/>x-trans ← this+1</text:span></text:span><text:span text:style-name="T16"><text:tab/><text:tab/></text:span><text:span text:style-name="Code"><text:span text:style-name="T16">x</text:span></text:span><text:span text:style-name="T16"> calcola la successione </text:span><text:span text:style-name="Code"><text:span text:style-name="T16">0</text:span></text:span><text:span text:style-name="T16">, </text:span><text:span text:style-name="Code"><text:span text:style-name="T16">1</text:span></text:span><text:span text:style-name="T16">, </text:span><text:span text:style-name="Code"><text:span text:style-name="T16">2</text:span></text:span><text:span text:style-name="T16">, ...</text:span></text:p>
      <text:p text:style-name="P4"><text:span text:style-name="Code"><text:span text:style-name="T16">x</text:span></text:span><text:span text:style-name="T16"> di stato:</text:span></text:p>
      <text:p text:style-name="P4"><text:span text:style-name="Code"><text:span text:style-name="T16"><text:tab/>x-init ← u</text:span></text:span></text:p>
      <text:p text:style-name="P4"><text:span text:style-name="Code"><text:span text:style-name="T16"><text:tab/>x-trans ← this</text:span></text:span><text:span text:style-name="T16"><text:tab/><text:tab/><text:tab/></text:span><text:span text:style-name="Code"><text:span text:style-name="T16">x</text:span></text:span><text:span text:style-name="T16"> mantiene il valore assegnato all’istante iniziale</text:span></text:p>
      <text:p text:style-name="P4"><text:span text:style-name="Code"><text:span text:style-name="T16">x</text:span></text:span><text:span text:style-name="T16"> di stato:</text:span></text:p>
      <text:p text:style-name="P4"><text:span text:style-name="Code"><text:span text:style-name="T16"><text:tab/>x-init ← 0</text:span></text:span></text:p>
      <text:p text:style-name="P4"><text:span text:style-name="Code"><text:span text:style-name="T16"><text:tab/>x-trans ← u</text:span></text:span><text:span text:style-name="T16"><text:tab/><text:tab/><text:tab/></text:span><text:span text:style-name="Code"><text:span text:style-name="T16">x</text:span></text:span><text:span text:style-name="T16"> assume il valore ricevuto in input all’istante precedente</text:span></text:p>
      <text:p text:style-name="P4"><text:span text:style-name="Code"><text:span text:style-name="T16">x</text:span></text:span><text:span text:style-name="T16"> di stato con output:</text:span></text:p>
      <text:p text:style-name="P4"><text:span text:style-name="Code"><text:span text:style-name="T16"><text:tab/>x-init ← ...</text:span></text:span></text:p>
      <text:p text:style-name="P4"><text:span text:style-name="Code"><text:span text:style-name="T16"><text:tab/>x-trans ← u</text:span></text:span></text:p>
      <text:p text:style-name="P4"><text:span text:style-name="Code"><text:span text:style-name="T16"><text:tab/>x-out ← (u-this)/timeD</text:span></text:span><text:span text:style-name="T16"><text:tab/></text:span><text:span text:style-name="Code"><text:span text:style-name="T16">x</text:span></text:span><text:span text:style-name="T16"> calcola la derivata discreta della successione </text:span><text:span text:style-name="Code"><text:span text:style-name="T16">u</text:span></text:span></text:p>
      <text:p text:style-name="P4"><text:span text:style-name="Code"><text:span text:style-name="T16">x</text:span></text:span><text:span text:style-name="T16"> di stato:</text:span></text:p>
      <text:p text:style-name="P4"><text:span text:style-name="Code"><text:span text:style-name="T16"><text:tab/>x-init ← ...</text:span></text:span></text:p>
      <text:p text:style-name="P4"><text:span text:style-name="Code"><text:span text:style-name="T16"><text:tab/>x-trans ← this+u*timeD</text:span></text:span><text:span text:style-name="T16"><text:tab/></text:span><text:span text:style-name="Code"><text:span text:style-name="T16">x</text:span></text:span><text:span text:style-name="T16"> calcola l’integrale discreto della successione </text:span><text:span text:style-name="Code"><text:span text:style-name="T16">u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/>
      <style:text-properties fo:font-size="11pt" fo:language="it" fo:country="I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1pt" style:font-style-asian="italic" style:font-name-complex="Lohit Hindi1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centered" style:display-name="Text body centered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0.5pt" officeooo:rsid="00120e6d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4.001cm" fo:margin-bottom="5.001cm" style:contextual-spacing="false" fo:text-align="center" style:justify-single-word="false" fo:text-indent="0cm" style:auto-text-indent="false" style:page-number="auto" fo:break-before="page" fo:background-color="transparent">
        <style:background-image/>
      </style:paragraph-properties>
      <style:text-properties style:font-name="Times New Roman" fo:font-size="26pt" fo:language="it" fo:country="IT" fo:font-weight="bold" officeooo:rsid="001fcd2f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1cm" style:contextual-spacing="false" fo:text-align="center" style:justify-single-word="false" fo:text-indent="0cm" style:auto-text-indent="false" style:page-number="auto" fo:break-before="page" fo:background-color="#e6e6ff" fo:padding="0cm" fo:border-left="none" fo:border-right="none" fo:border-top="0.06pt solid #000000" fo:border-bottom="none" style:shadow="none">
        <style:tab-stops/>
        <style:background-image/>
      </style:paragraph-properties>
      <style:text-properties style:font-name="Times New Roman" fo:font-size="16pt" fo:language="it" fo:country="IT" fo:font-style="normal" fo:font-weight="bold" style:font-size-asian="16pt" style:font-style-asian="italic" style:font-weight-asian="normal" style:font-size-complex="16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.3cm" fo:margin-bottom="0.3cm" style:contextual-spacing="false" fo:text-align="center" style:justify-single-word="false" fo:text-indent="0cm" style:auto-text-indent="false" fo:padding="0cm" fo:border-left="none" fo:border-right="none" fo:border-top="none" fo:border-bottom="0.06pt solid #c0c0c0" style:shadow="none"/>
      <style:text-properties style:font-name="Times New Roman1" fo:font-size="14pt" fo:language="it" fo:country="I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Times New Roman2" fo:font-size="13pt" fo:language="it" fo:country="I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1pt" fo:language="it" fo:country="I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.5pt" fo:language="it" fo:country="I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9pt" fo:language="zxx" fo:country="none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9pt" fo:language="it" fo:country="IT" officeooo:rsid="002dfd30" officeooo:paragraph-rsid="005285b1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MT1" style:family="text">
      <style:text-properties officeooo:rsid="005285b1"/>
    </style:style>
    <style:style style:name="MT2" style:family="text">
      <style:text-properties officeooo:rsid="0060919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azione di </text:span><text:span text:style-name="MT2">STGraph – Version</text:span><text:span text:style-name="MT1">e</text:span><text:span text:style-name="MT2"> 5.2012</text:span></text:p>
      </style:header>
      <style:footer>
        <text:p text:style-name="MP2"><text:page-number text:select-page="current">2</text:page-number></text:p>
      </style:footer>
    </style:master-page>
    <style:master-page style:name="Startup" style:page-layout-name="Mpm2"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Mari</meta:initial-creator>
    <meta:creation-date>2010-12-17T11:25:13</meta:creation-date>
    <dc:date>2013-02-19T22:07:47</dc:date>
    <dc:creator>Luca Mari</dc:creator>
    <meta:editing-duration>PT10H10M29S</meta:editing-duration>
    <meta:editing-cycles>41</meta:editing-cycles>
    <meta:generator>LibreOffice/3.6$Linux_x86 LibreOffice_project/360m1$Build-3</meta:generator>
    <meta:printed-by>Luca Mari</meta:printed-by>
    <meta:print-date>2011-03-10T10:05:25</meta:print-date>
    <meta:document-statistic meta:table-count="0" meta:image-count="0" meta:object-count="0" meta:page-count="2" meta:paragraph-count="47" meta:word-count="810" meta:character-count="4803" meta:non-whitespace-character-count="4035"/>
  </office:meta>
</office:document-meta>
</file>